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fo:font-size="96pt" fo:font-weight="bold" officeooo:rsid="000e6b3c" officeooo:paragraph-rsid="000e6b3c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6pt" fo:font-weight="bold" officeooo:rsid="000e6b3c" officeooo:paragraph-rsid="000e6b3c" style:font-size-asian="96pt" style:font-weight-asian="bold" style:font-size-complex="96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text-position="0% 100%" style:font-name="Ubuntu Mono" fo:font-size="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urce Han Serif SC" style:font-size-asian="2pt" style:language-asian="zh" style:country-asian="CN" style:font-style-asian="normal" style:font-weight-asian="bold" style:font-name-complex="FreeSans1" style:font-size-complex="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Ubuntu Mono" fo:font-size="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ource Han Serif SC" style:font-size-asian="2pt" style:language-asian="zh" style:country-asian="CN" style:font-style-asian="normal" style:font-weight-asian="bold" style:font-name-complex="FreeSans1" style:font-size-complex="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000000" draw:textarea-vertical-align="middle" fo:min-height="0.2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text:anchor-type="paragraph" draw:z-index="0" draw:name="Text Frame 1" draw:style-name="gr1" draw:text-style-name="P4" svg:width="1.294cm" svg:height="0.264cm" svg:x="10.629cm" svg:y="2.198cm"><draw:text-box><text:p text:style-name="P3"><text:span text:style-name="T3">gg{WATrYouL00king@!?}</text:span></text:p></draw:text-box></draw:frame>b<text:span text:style-name="T1">2 </text:span><text:span text:style-name="T2">=c</text:span><text:span text:style-name="T1">2</text:span><text:span text:style-name="T2"> <text:s/>a</text:span><text:span text:style-name="T1">2</text:span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1T16:45:46.377005422</meta:creation-date>
    <dc:date>2022-03-06T18:38:48.933199663</dc:date>
    <meta:editing-duration>PT1M42S</meta:editing-duration>
    <meta:editing-cycles>2</meta:editing-cycles>
    <meta:generator>LibreOffice/7.3.0.3$Linux_X86_64 LibreOffice_project/30$Build-3</meta:generator>
    <meta:document-statistic meta:table-count="0" meta:image-count="0" meta:object-count="0" meta:page-count="1" meta:paragraph-count="1" meta:word-count="3" meta:character-count="10" meta:non-whitespace-character-count="7"/>
  </office:meta>
</office:document-meta>
</file>